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4cb3" officeooo:paragraph-rsid="001a4cb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4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2nd</text:span> of <text:span text:style-name="T4">August</text:span> 202<text:span text:style-name="T5">3</text:span> under the <text:span text:style-name="T5">36th</text:span> PA Meeting.</text:p>
      <text:p text:style-name="P1"/>
      <text:p text:style-name="P1">The Assembly, recognising the current situation,</text:p>
      <text:p text:style-name="P1"/>
      <text:p text:style-name="P4">Constitutes the need to create a new title for senior members of the server.</text:p>
      <text:p text:style-name="P4">This would give recognition to those who have been here for a long time, namely, since the first server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4">Comradedoggo_23</text:p>
      <text:p text:style-name="P4">Thanster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6-2: To create a new title for senior members of the serv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3T20:14:24.326005345</dc:date>
    <meta:editing-duration>PT2M29S</meta:editing-duration>
    <meta:editing-cycles>7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2" meta:word-count="76" meta:character-count="465" meta:non-whitespace-character-count="401"/>
  </office:meta>
</office:document-meta>
</file>